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4"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 (reruns memoized selectors)</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29) We have another reselect function as <text:span text:style-name="T1">createStructuredSelector </text:span>as we import it where we want to call our selector files of different redux and its usage is in <text:span text:style-name="T1">header.component.jsx </text:span>file and <text:span text:style-name="T1">video#23 </text:span>where we do not sending the state but using the <text:span text:style-name="T1">createStructuredSelector </text:span>as parameter to <text:span text:style-name="T1">mapStateToProps </text:span>function. </text:p>
      <text:p text:style-name="P2">30) As we we did the checkout page, and by clicking the button <text:span text:style-name="T1">checkout </text:span>we redirected to <text:span text:style-name="T1">checkout </text:span>page but the cart-dropdown is not hidden and in order to hide it we should write function <text:span text:style-name="T1">mapStateToDispatch</text:span>. Or instead we have another way, as we are calling the <text:span text:style-name="T1">mapStateToProps</text:span><text:s/>which is higher order function that pass the arguments to our function but the important thing here is that <text:span text:style-name="T1">mapStateToProps also pass </text:span><text:span text:style-name="T4">dispatch</text:span><text:span text:style-name="T1"><text:s/>argument to our component that we can use instead of mapStateToDipatch to dispatch our value by calling action. </text:span>As for small thing we write function is verbose. We can use it like <text:span text:style-name="T1">dispatch(any_action())</text:span>. </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